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 Input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Subst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SIFT Score</text:p>
          </table:table-cell>
          <table:table-cell office:value-type="string" calcext:value-type="string">
            <text:p>Median Information Content</text:p>
          </table:table-cell>
          <table:table-cell office:value-type="string" calcext:value-type="string">
            <text:p># Seqs</text:p>
          </table:table-cell>
        </table:table-row>
        <table:table-row table:style-name="ro1">
          <table:table-cell office:value-type="string" calcext:value-type="string">
            <text:p>ENSP00000269228,A17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A18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8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0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A23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6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6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278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27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32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32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44" calcext:value-type="float">
            <text:p>2.4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36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42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43" calcext:value-type="float">
            <text:p>2.4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A44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51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52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51" calcext:value-type="float">
            <text:p>2.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NSP00000269228,A52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float" office:value="2.51" calcext:value-type="float">
            <text:p>2.5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NSP00000269228,A5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65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65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45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75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6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76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81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float" office:value="2.42" calcext:value-type="float">
            <text:p>2.4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8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88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2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A93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101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A103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03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05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0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10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A11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A118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8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19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A125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59" calcext:value-type="float">
            <text:p>2.5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NSP00000269228,C63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C75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C113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C177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C292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45" calcext:value-type="float">
            <text:p>2.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C3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352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C51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C97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9" calcext:value-type="float">
            <text:p>2.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C10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D3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D57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D180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D182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D21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D232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5" calcext:value-type="float">
            <text:p>2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D30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D39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41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52" calcext:value-type="float">
            <text:p>2.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D50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D50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56" calcext:value-type="float">
            <text:p>2.5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D50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44" calcext:value-type="float">
            <text:p>2.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D52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78" calcext:value-type="float">
            <text:p>2.7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ENSP00000269228,D61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65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65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712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721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3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32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7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89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D944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E3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E43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E451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575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4" calcext:value-type="float">
            <text:p>2.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E586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8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E814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814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E985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E1067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089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18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189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E126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83" calcext:value-type="float">
            <text:p>2.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NSP00000269228,E126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83" calcext:value-type="float">
            <text:p>2.8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NSP00000269228,E127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3.15" calcext:value-type="float">
            <text:p>3.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SP00000269228,E1271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3.15" calcext:value-type="float">
            <text:p>3.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NSP00000269228,E1273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F6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F10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F19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F33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40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5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F70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736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F76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84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84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F111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F120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F120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F127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SP00000269228,F127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4.32" calcext:value-type="float">
            <text:p>4.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NSP00000269228,G3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G55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G149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149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26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G500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8" calcext:value-type="float">
            <text:p>2.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G717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74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80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float" office:value="2.44" calcext:value-type="float">
            <text:p>2.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G904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1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1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G99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2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2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993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101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G107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float" office:value="2.54" calcext:value-type="float">
            <text:p>2.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G114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G123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G124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H215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H215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H441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H497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H758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H1016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H1029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H119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H1193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I20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I24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I27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36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4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45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3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63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7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8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69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I77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78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3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3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41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8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858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I106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106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1095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I122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I124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I1251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K196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K25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K576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float" office:value="2.45" calcext:value-type="float">
            <text:p>2.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K792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82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877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K951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121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L281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281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46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577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63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648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662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695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695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74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L77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77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78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3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30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4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64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893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L105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121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L120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13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1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L123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M15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5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93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M21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3" calcext:value-type="float">
            <text:p>2.4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M27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642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M83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866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87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0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912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M111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M1127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13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M114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M117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float" office:value="2.49" calcext:value-type="float">
            <text:p>2.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M1179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float" office:value="2.49" calcext:value-type="float">
            <text:p>2.4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M1194V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N4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N7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1" calcext:value-type="float">
            <text:p>2.4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N185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N18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N22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222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222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30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4" calcext:value-type="float">
            <text:p>2.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N37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554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5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6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N58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593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59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91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N961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float" office:value="2.42" calcext:value-type="float">
            <text:p>2.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N96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42" calcext:value-type="float">
            <text:p>2.4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N96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N1156D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N115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N127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3.56" calcext:value-type="float">
            <text:p>3.5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NSP00000269228,P21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P219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3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49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P25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P254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P255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255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257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42" calcext:value-type="float">
            <text:p>2.4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259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3" calcext:value-type="float">
            <text:p>2.4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401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3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71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P47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61" calcext:value-type="float">
            <text:p>2.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P520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P54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P56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939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974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float" office:value="2.5" calcext:value-type="float">
            <text:p>2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NSP00000269228,P98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P1007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P1007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Q60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Q15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Q397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407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438E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775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775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790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928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Q95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float" office:value="2.45" calcext:value-type="float">
            <text:p>2.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NSP00000269228,Q991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7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R78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R11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161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161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R296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29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296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337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34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41P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72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38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0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0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411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float" office:value="2.45" calcext:value-type="float">
            <text:p>2.4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R51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518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615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1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4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46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64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711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14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14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26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8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79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81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819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R93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R95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958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97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97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97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059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R1077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3" calcext:value-type="float">
            <text:p>2.4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R1183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3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3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6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186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R126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89" calcext:value-type="float">
            <text:p>2.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SP00000269228,R1266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89" calcext:value-type="float">
            <text:p>2.8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SP00000269228,R127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SP00000269228,R1272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36" calcext:value-type="float">
            <text:p>3.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ENSP00000269228,R1274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R1274Q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R1274W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3.44" calcext:value-type="float">
            <text:p>3.4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NSP00000269228,S9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S167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244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316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S36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42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42" calcext:value-type="float">
            <text:p>2.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NSP00000269228,S45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4" calcext:value-type="float">
            <text:p>2.4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S491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float" office:value="2.41" calcext:value-type="float">
            <text:p>2.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522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float" office:value="2.52" calcext:value-type="float">
            <text:p>2.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ENSP00000269228,S527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S608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3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5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66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73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73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781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826Y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90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S94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94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95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95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100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1020T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S1148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S1169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S1200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3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3" calcext:value-type="float">
            <text:p>2.4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T20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23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375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0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7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480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511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T52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T526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ENSP00000269228,T5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39" calcext:value-type="float">
            <text:p>2.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60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623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74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T759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777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T10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03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06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066N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06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068S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098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09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T1176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41" calcext:value-type="float">
            <text:p>2.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T12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205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T1270K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float" office:value="3.03" calcext:value-type="float">
            <text:p>3.0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NSP00000269228,V7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39" calcext:value-type="float">
            <text:p>2.3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NSP00000269228,V130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float" office:value="2.57" calcext:value-type="float">
            <text:p>2.5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ENSP00000269228,V133G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float" office:value="2.61" calcext:value-type="float">
            <text:p>2.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ENSP00000269228,V14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14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31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float" office:value="2.53" calcext:value-type="float">
            <text:p>2.5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NSP00000269228,V246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46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39" calcext:value-type="float">
            <text:p>2.3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290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float" office:value="2.44" calcext:value-type="float">
            <text:p>2.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V29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float" office:value="2.44" calcext:value-type="float">
            <text:p>2.4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NSP00000269228,V32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41" calcext:value-type="float">
            <text:p>2.4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34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37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378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378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46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float" office:value="2.41" calcext:value-type="float">
            <text:p>2.4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48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49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1" calcext:value-type="float">
            <text:p>2.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51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float" office:value="2.4" calcext:value-type="float">
            <text:p>2.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624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24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4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668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06A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V72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53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57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78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10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10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10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float" office:value="2.43" calcext:value-type="float">
            <text:p>2.4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843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4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52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889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V950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float" office:value="2.39" calcext:value-type="float">
            <text:p>2.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V977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9" calcext:value-type="float">
            <text:p>2.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NSP00000269228,V1033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04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078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11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111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V1125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5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165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65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184M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V1212L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4" calcext:value-type="float">
            <text:p>2.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ENSP00000269228,V1255I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54" calcext:value-type="float">
            <text:p>2.5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NSP00000269228,W29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float" office:value="2.45" calcext:value-type="float">
            <text:p>2.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NSP00000269228,W1122R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Y35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float" office:value="2.4" calcext:value-type="float">
            <text:p>2.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NSP00000269228,Y297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Y297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float" office:value="2.44" calcext:value-type="float">
            <text:p>2.4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NSP00000269228,Y550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Y570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42" calcext:value-type="float">
            <text:p>2.4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NSP00000269228,Y571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float" office:value="2.46" calcext:value-type="float">
            <text:p>2.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ENSP00000269228,Y628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709F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882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882H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float" office:value="2.39" calcext:value-type="float">
            <text:p>2.3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NSP00000269228,Y932S   </text:p>
          </table:table-cell>
          <table:table-cell office:value-type="string" calcext:value-type="string">
            <text:p>ENSP00000269228   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Y1019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ENSP00000269228,Y1088C    </text:p>
          </table:table-cell>
          <table:table-cell office:value-type="string" calcext:value-type="string">
            <text:p>ENSP00000269228   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81" calcext:value-type="float">
            <text:p>81</text:p>
          </table:table-cell>
        </table:table-row>
      </table:table>
      <table:named-expressions/>
      <table:database-ranges>
        <table:database-range table:name="__Anonymous_Sheet_DB__0" table:target-range-address="Sheet1.A1:Sheet1.I456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13:31:05.649027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8-04T10:05:48.651879090</meta:creation-date>
    <dc:date>2016-08-08T18:55:57.937678857</dc:date>
    <dc:creator>Jamie </dc:creator>
    <meta:editing-duration>PT3H1M49S</meta:editing-duration>
    <meta:editing-cycles>2</meta:editing-cycles>
    <meta:generator>LibreOffice/5.0.6.2$Linux_X86_64 LibreOffice_project/00m0$Build-2</meta:generator>
    <meta:document-statistic meta:table-count="1" meta:cell-count="4104" meta:object-count="0"/>
  </office:meta>
</office:document-meta>
</file>